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bility:</text:p>
      <text:p text:style-name="P2"/>
      <text:p text:style-name="P2">Effektivität:</text:p>
      <text:p text:style-name="P2"><text:tab/>-Erreiche ich mein Ziel</text:p>
      <text:p text:style-name="P2"/>
      <text:p text:style-name="P2">Effizienz:</text:p>
      <text:p text:style-name="P2"><text:tab/>-Mit welchem Aufwand erreiche ich die Ziele</text:p>
      <text:p text:style-name="P2"><text:tab/>-Wenig Ressourcen verbrauchen</text:p>
      <text:p text:style-name="P2"><text:tab/><text:tab/>-Ressourcen als:</text:p>
      <text:p text:style-name="P2"><text:tab/><text:tab/><text:tab/>-Kognitiv Leistung – gewichtet mehr</text:p>
      <text:p text:style-name="P2"><text:tab/><text:tab/><text:tab/>-Physische Leistung – gewichtet weniger</text:p>
      <text:p text:style-name="P2"/>
      <text:p text:style-name="P2">Zufriedenheit:</text:p>
      <text:p text:style-name="P2"><text:tab/>-Machts Spaß!! :-)</text:p>
      <text:p text:style-name="P2"><text:tab/>-Stimulation</text:p>
      <text:p text:style-name="P2"><text:tab/>-Benutzererleben</text:p>
      <text:p text:style-name="P2"/>
      <text:p text:style-name="P2">Dialoggestaltung:</text:p>
      <text:p text:style-name="P2"><text:tab/>Aufgabenangemessenheit</text:p>
      <text:p text:style-name="P2"><text:tab/><text:tab/>-Sollte den Nutzer unterstützen zu erledigende Aufgabe effektiv u effizient zu <text:tab/><text:tab/><text:tab/>erledigen</text:p>
      <text:p text:style-name="P2"><text:tab/>Selbstbeschreibungsfähigkeit</text:p>
      <text:p text:style-name="P2"><text:tab/><text:tab/>-Unerklären</text:p>
      <text:p text:style-name="P2"><text:tab/>Steuerbarkeit</text:p>
      <text:p text:style-name="P2"><text:tab/><text:tab/>-Is halt steerbar von Benutzer</text:p>
      <text:p text:style-name="P2"><text:tab/>Erwartungskonformität</text:p>
      <text:p text:style-name="P2"><text:tab/><text:tab/>-Nicht wenn auf Lichtschalter drücken die Tür verschließen</text:p>
      <text:p text:style-name="P2"><text:tab/>Fehlertoleranz</text:p>
      <text:p text:style-name="P2"><text:tab/><text:tab/>-Minimaler Korrekturaufwand für Benutzer</text:p>
      <text:p text:style-name="P2"><text:tab/>Individualisierbarkeit</text:p>
      <text:p text:style-name="P2"><text:tab/><text:tab/>-Möglichkeit der Anpassung an Erfordernisse</text:p>
      <text:p text:style-name="P2"><text:tab/>Lernförderlichkeit</text:p>
      <text:p text:style-name="P2"><text:tab/><text:tab/>-Benutzer soll das System erlernen können</text:p>
      <text:p text:style-name="P2"/>
      <text:p text:style-name="P2">Werkzeuge und Methoden des Usability-Engineering</text:p>
      <text:p text:style-name="P2"><text:tab/>-Erhebung der Gebrauchstauglichkeit</text:p>
      <text:p text:style-name="P2"><text:tab/><text:tab/>ISOMetric → Fragebogen um rauszufinden was ein Tool wie gut kann</text:p>
      <text:p text:style-name="P2"><text:tab/><text:tab/>bzw. NASA irgendwas</text:p>
      <text:p text:style-name="P2"><text:tab/><text:tab/>bzw. Hassenzahl</text:p>
      <text:p text:style-name="P2"><text:tab/><text:tab/>bzw. AttrackDiff</text:p>
      <text:p text:style-name="P2">hedonische Qualitä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5:04:56.84</meta:creation-date>
    <dc:date>2014-04-25T15:17:03.73</dc:date>
    <meta:editing-duration>PT1H19M39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35" meta:word-count="112" meta:character-count="1009"/>
  </office:meta>
</office:document-meta>
</file>